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Kropla</mi>
            <mrow>
              <mi mathvariant="italic">wody</mi>
              <mo stretchy="false">−</mo>
              <mi mathvariant="italic">Mechanika</mi>
            </mrow>
            <mi mathvariant="italic">Mikroświata</mi>
          </mrow>
        </mtd>
      </mtr>
      <mtr>
        <mtd>
          <mrow/>
        </mtd>
      </mtr>
      <mtr>
        <mtd>
          <mrow>
            <mi mathvariant="italic">Masa</mi>
            <mi mathvariant="italic">kropli</mi>
            <mi mathvariant="normal">:</mi>
          </mrow>
        </mtd>
      </mtr>
      <mtr>
        <mtd>
          <mrow/>
        </mtd>
      </mtr>
      <mtr>
        <mtd>
          <mrow>
            <mi>M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n>4</mn>
                <mn>3</mn>
              </mfrac>
            </mrow>
            <mi mathvariant="normal">π</mi>
            <msup>
              <mi>r</mi>
              <mn>3</mn>
            </msup>
            <mi mathvariant="normal">ρ</mi>
          </mrow>
        </mtd>
      </mtr>
      <mtr>
        <mtd>
          <mrow>
            <mrow>
              <mfrac>
                <mi mathvariant="italic">dM</mi>
                <mi mathvariant="italic">dt</mi>
              </mfrac>
              <mo stretchy="false">=</mo>
              <mn>4</mn>
            </mrow>
            <mi mathvariant="normal">π</mi>
            <msup>
              <mi>r</mi>
              <mn>2</mn>
            </msup>
            <mi mathvariant="normal">ρ</mi>
            <mfrac>
              <mi mathvariant="italic">dr</mi>
              <mi mathvariant="italic">dt</mi>
            </mfrac>
          </mrow>
        </mtd>
      </mtr>
      <mtr>
        <mtd>
          <mrow/>
        </mtd>
      </mtr>
      <mtr>
        <mtd>
          <mrow>
            <mi mathvariant="italic">Pęd</mi>
            <mi mathvariant="italic">kropli</mi>
            <mi mathvariant="normal">:</mi>
          </mrow>
        </mtd>
      </mtr>
      <mtr>
        <mtd>
          <mrow/>
        </mtd>
      </mtr>
      <mtr>
        <mtd>
          <mrow>
            <mi>p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M</mi>
            </mrow>
            <mrow>
              <mo fence="true" stretchy="false">(</mo>
              <mrow>
                <mi>t</mi>
              </mrow>
              <mo fence="true" stretchy="false">)</mo>
            </mrow>
            <mi>v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i mathvariant="italic">dp</mi>
              <mo stretchy="false">=</mo>
              <mi>p</mi>
            </mrow>
            <mrow>
              <mo fence="true" stretchy="false">(</mo>
              <mrow>
                <mrow>
                  <mi>t</mi>
                  <mo stretchy="false">+</mo>
                  <mi mathvariant="italic">dt</mi>
                </mrow>
              </mrow>
              <mo fence="true" stretchy="false">)</mo>
            </mrow>
            <mi>p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i>t</mi>
                    <mo stretchy="false">+</mo>
                    <mi mathvariant="italic">dt</mi>
                  </mrow>
                </mrow>
                <mo fence="true" stretchy="false">)</mo>
              </mrow>
              <mo stretchy="false">=</mo>
              <mi>M</mi>
            </mrow>
            <mrow>
              <mo fence="true" stretchy="false">(</mo>
              <mrow>
                <mrow>
                  <mi>t</mi>
                  <mo stretchy="false">+</mo>
                  <mi mathvariant="italic">dt</mi>
                </mrow>
              </mrow>
              <mo fence="true" stretchy="false">)</mo>
            </mrow>
            <mi>v</mi>
            <mrow>
              <mo fence="true" stretchy="false">(</mo>
              <mrow>
                <mrow>
                  <mi>t</mi>
                  <mo stretchy="false">+</mo>
                  <mi mathvariant="italic">dt</mi>
                </mrow>
              </mrow>
              <mo fence="true" stretchy="false">)</mo>
            </mrow>
          </mrow>
        </mtd>
      </mtr>
      <mtr>
        <mtd>
          <mrow>
            <mrow>
              <mrow/>
              <mo stretchy="false">=</mo>
              <mrow>
                <mo fence="true" stretchy="false">(</mo>
                <mrow>
                  <mrow>
                    <mi>M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frac>
                        <mi mathvariant="italic">dM</mi>
                        <mi mathvariant="italic">dt</mi>
                      </mfrac>
                    </mrow>
                    <mi mathvariant="italic">dt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v</mi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frac>
                      <mi mathvariant="italic">dv</mi>
                      <mi mathvariant="italic">dt</mi>
                    </mfrac>
                  </mrow>
                  <mi mathvariant="italic">dt</mi>
                </mrow>
              </mrow>
              <mo fence="true" stretchy="false">)</mo>
            </mrow>
          </mrow>
        </mtd>
      </mtr>
      <mtr>
        <mtd>
          <mrow>
            <mrow>
              <mrow/>
              <mo stretchy="false">=</mo>
              <mi>M</mi>
            </mrow>
            <mrow>
              <mo fence="true" stretchy="false">(</mo>
              <mrow>
                <mi>t</mi>
              </mrow>
              <mo fence="true" stretchy="false">)</mo>
            </mrow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i mathvariant="italic">dt</mi>
            </mrow>
            <mrow>
              <mrow>
                <mo fence="true" stretchy="false">(</mo>
                <mrow>
                  <mrow>
                    <mover accent="true">
                      <mi>M</mi>
                      <mo stretchy="false">˙</mo>
                    </mover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>v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over accent="true">
                        <mi>v</mi>
                        <mo stretchy="false">˙</mo>
                      </mover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>M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over accent="true">
                <mi>M</mi>
                <mo stretchy="false">˙</mo>
              </mover>
            </mrow>
            <mrow>
              <mo fence="true" stretchy="false">(</mo>
              <mrow>
                <mi>t</mi>
              </mrow>
              <mo fence="true" stretchy="false">)</mo>
            </mrow>
            <mover accent="true">
              <mi>v</mi>
              <mo stretchy="false">˙</mo>
            </mover>
            <mrow>
              <mo fence="true" stretchy="false">(</mo>
              <mrow>
                <mi>t</mi>
              </mrow>
              <mo fence="true" stretchy="false">)</mo>
            </mrow>
            <msup>
              <mi mathvariant="italic">dt</mi>
              <mn>2</mn>
            </msup>
          </mrow>
        </mtd>
      </mtr>
      <mtr>
        <mtd>
          <mrow/>
        </mtd>
      </mtr>
      <mtr>
        <mtd>
          <mrow>
            <mi mathvariant="italic">Zmiana</mi>
            <mi mathvariant="italic">pędu</mi>
            <mi>w</mi>
            <mi mathvariant="italic">czasie</mi>
            <mfrac>
              <mi mathvariant="italic">dp</mi>
              <mi mathvariant="italic">dt</mi>
            </mfrac>
            <mi mathvariant="normal">:</mi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i>t</mi>
                    <mo stretchy="false">+</mo>
                    <mi mathvariant="italic">dt</mi>
                  </mrow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over accent="true">
                <mi>M</mi>
                <mo stretchy="false">˙</mo>
              </mover>
            </mrow>
            <mrow>
              <mo fence="true" stretchy="false">(</mo>
              <mrow>
                <mi>t</mi>
              </mrow>
              <mo fence="true" stretchy="false">)</mo>
            </mrow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over accent="true">
                <mi>v</mi>
                <mo stretchy="false">˙</mo>
              </mover>
            </mrow>
            <mrow>
              <mo fence="true" stretchy="false">(</mo>
              <mrow>
                <mi>t</mi>
              </mrow>
              <mo fence="true" stretchy="false">)</mo>
            </mrow>
            <mi>M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over accent="true">
                <mi>M</mi>
                <mo stretchy="false">˙</mo>
              </mover>
            </mrow>
            <mrow>
              <mo fence="true" stretchy="false">(</mo>
              <mrow>
                <mi>t</mi>
              </mrow>
              <mo fence="true" stretchy="false">)</mo>
            </mrow>
            <mover accent="true">
              <mi>v</mi>
              <mo stretchy="false">˙</mo>
            </mover>
            <mrow>
              <mo fence="true" stretchy="false">(</mo>
              <mrow>
                <mi>t</mi>
              </mrow>
              <mo fence="true" stretchy="false">)</mo>
            </mrow>
            <mi mathvariant="italic">dt</mi>
          </mrow>
        </mtd>
      </mtr>
      <mtr>
        <mtd>
          <mrow/>
        </mtd>
      </mtr>
      <mtr>
        <mtd>
          <mrow>
            <mi mathvariant="italic">Gdzie</mi>
            <mi mathvariant="normal">:</mi>
            <mover accent="true">
              <mi>M</mi>
              <mo stretchy="false">˙</mo>
            </mover>
            <mrow>
              <mo fence="true" stretchy="false">(</mo>
              <mrow>
                <mi>t</mi>
              </mrow>
              <mo fence="true" stretchy="false">)</mo>
            </mrow>
            <mover accent="true">
              <mi>v</mi>
              <mo stretchy="false">˙</mo>
            </mover>
            <mrow>
              <mo fence="true" stretchy="false">(</mo>
              <mrow>
                <mi>t</mi>
              </mrow>
              <mo fence="true" stretchy="false">)</mo>
            </mrow>
            <mrow>
              <mi mathvariant="italic">dt</mi>
              <mo stretchy="false">→</mo>
              <mn>0</mn>
            </mrow>
          </mrow>
        </mtd>
      </mtr>
      <mtr>
        <mtd>
          <mrow>
            <mrow>
              <mfrac>
                <mi mathvariant="italic">dp</mi>
                <mi mathvariant="italic">dt</mi>
              </mfrac>
              <mo stretchy="false">=</mo>
              <mover accent="true">
                <mi>M</mi>
                <mo stretchy="false">˙</mo>
              </mover>
            </mrow>
            <mrow>
              <mo fence="true" stretchy="false">(</mo>
              <mrow>
                <mi>t</mi>
              </mrow>
              <mo fence="true" stretchy="false">)</mo>
            </mrow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over accent="true">
                <mi>v</mi>
                <mo stretchy="false">˙</mo>
              </mover>
            </mrow>
            <mrow>
              <mo fence="true" stretchy="false">(</mo>
              <mrow>
                <mi>t</mi>
              </mrow>
              <mo fence="true" stretchy="false">)</mo>
            </mrow>
            <mi>M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 mathvariant="italic">Podsumowując</mi>
            <mi mathvariant="normal">:</mi>
          </mrow>
        </mtd>
      </mtr>
      <mtr>
        <mtd>
          <mrow/>
        </mtd>
      </mtr>
      <mtr>
        <mtd>
          <mrow>
            <mrow>
              <mi mathvariant="normal">λ</mi>
              <mo stretchy="false">−</mo>
              <mi mathvariant="italic">gęstość</mi>
            </mrow>
            <mi mathvariant="italic">chmury</mi>
            <mtext>kropli</mtext>
          </mrow>
        </mtd>
      </mtr>
      <mtr>
        <mtd>
          <mrow>
            <mrow>
              <mi mathvariant="normal">ρ</mi>
              <mo stretchy="false">−</mo>
              <mi mathvariant="italic">gęstość</mi>
            </mrow>
            <mi mathvariant="italic">kropli</mi>
          </mrow>
        </mtd>
      </mtr>
      <mtr>
        <mtd>
          <mrow>
            <mrow>
              <mi>M</mi>
              <mo stretchy="false">−</mo>
              <mi mathvariant="italic">masa</mi>
            </mrow>
            <mi mathvariant="italic">kropli</mi>
          </mrow>
        </mtd>
      </mtr>
      <mtr>
        <mtd>
          <mrow>
            <mrow>
              <mi>v</mi>
              <mo stretchy="false">−</mo>
              <mi mathvariant="italic">prędkość</mi>
            </mrow>
            <mi mathvariant="italic">kropli</mi>
          </mrow>
        </mtd>
      </mtr>
      <mtr>
        <mtd>
          <mrow>
            <mi mathvariant="normal">λ</mi>
            <mi>,</mi>
            <mi mathvariant="normal">ρ</mi>
            <mi>,</mi>
            <mrow>
              <mi>g</mi>
              <mo stretchy="false">=</mo>
              <mi mathvariant="italic">const</mi>
            </mrow>
          </mrow>
        </mtd>
      </mtr>
      <mtr>
        <mtd>
          <mrow/>
        </mtd>
      </mtr>
      <mtr>
        <mtd>
          <mrow>
            <mi mathvariant="italic">Konsekwencja</mi>
            <mi mathvariant="italic">II</mi>
            <mi mathvariant="italic">zasady</mi>
            <mi mathvariant="italic">dynamiki</mi>
            <mi mathvariant="normal">:</mi>
          </mrow>
        </mtd>
      </mtr>
      <mtr>
        <mtd>
          <mrow/>
        </mtd>
      </mtr>
      <mtr>
        <mtd>
          <mrow>
            <mover accent="true">
              <mi>M</mi>
              <mo stretchy="false">˙</mo>
            </mover>
            <mrow>
              <mi>v</mi>
              <mo stretchy="false">+</mo>
              <mover accent="true">
                <mi>v</mi>
                <mo stretchy="false">˙</mo>
              </mover>
            </mrow>
            <mrow>
              <mi>M</mi>
              <mo stretchy="false">=</mo>
              <mi mathvariant="italic">Mg</mi>
            </mrow>
          </mrow>
        </mtd>
      </mtr>
      <mtr>
        <mtd>
          <mrow>
            <mi mathvariant="italic">Zmiana</mi>
            <mi mathvariant="italic">masy</mi>
            <mi mathvariant="italic">do</mi>
            <mi mathvariant="italic">zmiany</mi>
            <mi mathvariant="italic">prędkości</mi>
            <mi mathvariant="normal">:</mi>
          </mrow>
        </mtd>
      </mtr>
      <mtr>
        <mtd>
          <mrow/>
        </mtd>
      </mtr>
      <mtr>
        <mtd>
          <mrow>
            <mrow>
              <mfrac>
                <mi mathvariant="italic">dM</mi>
                <mi mathvariant="italic">dt</mi>
              </mfrac>
              <mo stretchy="false">=</mo>
              <mi mathvariant="normal">π</mi>
            </mrow>
            <msup>
              <mi>r</mi>
              <mn>2</mn>
            </msup>
            <mi mathvariant="normal">λ</mi>
            <mi>v</mi>
          </mrow>
        </mtd>
      </mtr>
      <mtr>
        <mtd>
          <mrow>
            <mi mathvariant="italic">Zmiana</mi>
            <mi mathvariant="italic">masy</mi>
            <mi mathvariant="italic">do</mi>
            <mi mathvariant="italic">zmiany</mi>
            <mi mathvariant="italic">promienia</mi>
            <mi mathvariant="normal">:</mi>
          </mrow>
        </mtd>
      </mtr>
      <mtr>
        <mtd>
          <mrow/>
        </mtd>
      </mtr>
      <mtr>
        <mtd>
          <mrow>
            <mrow>
              <mfrac>
                <mi mathvariant="italic">dM</mi>
                <mi mathvariant="italic">dt</mi>
              </mfrac>
              <mo stretchy="false">=</mo>
              <mn>4</mn>
            </mrow>
            <mi mathvariant="normal">π</mi>
            <msup>
              <mi>r</mi>
              <mn>2</mn>
            </msup>
            <mi mathvariant="normal">ρ</mi>
            <mfrac>
              <mi mathvariant="italic">dr</mi>
              <mi mathvariant="italic">dt</mi>
            </mfrac>
          </mrow>
        </mtd>
      </mtr>
      <mtr>
        <mtd>
          <mrow/>
        </mtd>
      </mtr>
      <mtr>
        <mtd>
          <mrow/>
        </mtd>
      </mtr>
      <mtr>
        <mtd>
          <mi mathvariant="italic">ROZWIĄZANIE</mi>
        </mtd>
      </mtr>
      <mtr>
        <mtd>
          <mrow>
            <mi mathvariant="italic">Metoda</mi>
            <mi mathvariant="italic">numeryczna</mi>
            <mi mathvariant="normal">:</mi>
          </mrow>
        </mtd>
      </mtr>
      <mtr>
        <mtd>
          <mrow>
            <mrow>
              <mover accent="true">
                <mover accent="true">
                  <mi>Z</mi>
                  <mo stretchy="false">⃗</mo>
                </mover>
                <mo stretchy="false">˙</mo>
              </mover>
              <mo stretchy="false">=</mo>
              <mi>f</mi>
            </mrow>
            <mrow>
              <mo fence="true" stretchy="false">(</mo>
              <mrow>
                <mrow>
                  <mover accent="true">
                    <mi>Z</mi>
                    <mo stretchy="false">⃗</mo>
                  </mover>
                  <mi>,</mi>
                  <mi>t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ver accent="true">
              <mi>Z</mi>
              <mo stretchy="false">⃗</mo>
            </mover>
            <mo stretchy="false">=</mo>
            <mtable>
              <mtr>
                <mtd>
                  <mrow>
                    <mi>v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r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M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</mtable>
          </mrow>
        </mtd>
      </mtr>
      <mtr>
        <mtd>
          <mrow/>
        </mtd>
      </mtr>
      <mtr>
        <mtd>
          <mrow>
            <mrow>
              <mover accent="true">
                <mi>M</mi>
                <mo stretchy="false">˙</mo>
              </mover>
              <mo stretchy="false">=</mo>
              <msub>
                <mi>f</mi>
                <mn>1</mn>
              </msub>
            </mrow>
            <mrow>
              <mo fence="true" stretchy="false">(</mo>
              <mrow>
                <mrow>
                  <mi>M</mi>
                  <mi>,</mi>
                  <mi>v</mi>
                  <mi>,</mi>
                  <mi>r</mi>
                  <mi>,</mi>
                  <mi>t</mi>
                </mrow>
              </mrow>
              <mo fence="true" stretchy="false">)</mo>
            </mrow>
          </mrow>
        </mtd>
      </mtr>
      <mtr>
        <mtd>
          <mn>...</mn>
        </mtd>
      </mtr>
      <mtr>
        <mtd>
          <mn>...</mn>
        </mtd>
      </mtr>
      <mtr>
        <mtd>
          <mrow>
            <mi mathvariant="italic">Jeżeli</mi>
            <mi mathvariant="italic">granica</mi>
            <mi mathvariant="italic">dąży</mi>
            <mi mathvariant="italic">do</mi>
            <mn>0,</mn>
            <mi mathvariant="italic">wtedy</mi>
            <mi mathvariant="italic">pochodną</mi>
            <mover accent="true">
              <mi>v</mi>
              <mo stretchy="false">˙</mo>
            </mover>
            <mi mathvariant="italic">można</mi>
            <mi mathvariant="italic">przyrównywać</mi>
            <mi mathvariant="italic">do</mi>
            <mi mathvariant="italic">zera</mi>
          </mrow>
        </mtd>
      </mtr>
      <mtr>
        <mtd>
          <mrow>
            <mover accent="true">
              <mi>r</mi>
              <mo stretchy="false">˙</mo>
            </mover>
            <mi mathvariant="italic">będzie</mi>
            <mi mathvariant="italic">proporcjonalne</mi>
            <mi mathvariant="italic">doczasu</mi>
          </mrow>
        </mtd>
      </mtr>
      <mtr>
        <mtd>
          <mrow/>
        </mtd>
      </mtr>
      <mtr>
        <mtd>
          <mrow>
            <mn>4</mn>
            <mi mathvariant="normal">π</mi>
            <msup>
              <mi>r</mi>
              <mn>2</mn>
            </msup>
            <mrow>
              <mi mathvariant="normal">ρ</mi>
              <mo stretchy="false">=</mo>
              <mi mathvariant="normal">π</mi>
            </mrow>
            <msup>
              <mi>r</mi>
              <mn>2</mn>
            </msup>
            <mi mathvariant="normal">λ</mi>
            <mi>v</mi>
            <mo stretchy="false">→</mo>
          </mrow>
        </mtd>
      </mtr>
      <mtr>
        <mtd>
          <mrow>
            <mrow>
              <mi>v</mi>
              <mo stretchy="false">=</mo>
              <mn>4</mn>
            </mrow>
            <mfrac>
              <mi mathvariant="normal">ρ</mi>
              <mi mathvariant="normal">λ</mi>
            </mfrac>
          </mrow>
        </mtd>
      </mtr>
      <mtr>
        <mtd>
          <mrow>
            <mrow>
              <mover accent="true">
                <mi>v</mi>
                <mo stretchy="false">˙</mo>
              </mover>
              <mo stretchy="false">=</mo>
              <mn>4</mn>
            </mrow>
            <mfrac>
              <mi mathvariant="normal">ρ</mi>
              <mi mathvariant="normal">λ</mi>
            </mfrac>
            <mover accent="true">
              <mover accent="true">
                <mi>r</mi>
                <mo stretchy="false">˙</mo>
              </mover>
              <mo stretchy="false">˙</mo>
            </mover>
          </mrow>
        </mtd>
      </mtr>
      <mtr>
        <mtd>
          <mrow>
            <mi mathvariant="italic">Podstawiam</mi>
            <mi mathvariant="italic">do</mi>
            <mi mathvariant="italic">równań</mi>
            <mi mathvariant="normal">:</mi>
          </mrow>
        </mtd>
      </mtr>
      <mtr>
        <mtd>
          <mrow>
            <mover accent="true">
              <mi>M</mi>
              <mo stretchy="false">˙</mo>
            </mover>
            <mrow>
              <mi>v</mi>
              <mo stretchy="false">+</mo>
              <mover accent="true">
                <mi>v</mi>
                <mo stretchy="false">˙</mo>
              </mover>
            </mrow>
            <mrow>
              <mi>M</mi>
              <mo stretchy="false">=</mo>
              <mi mathvariant="italic">Mg</mi>
            </mrow>
          </mrow>
        </mtd>
      </mtr>
      <mtr>
        <mtd>
          <mrow>
            <mrow>
              <mfrac>
                <mi mathvariant="italic">dM</mi>
                <mi mathvariant="italic">dt</mi>
              </mfrac>
              <mo stretchy="false">=</mo>
              <mi mathvariant="normal">π</mi>
            </mrow>
            <msup>
              <mi>r</mi>
              <mn>2</mn>
            </msup>
            <mi mathvariant="normal">λ</mi>
            <mi>v</mi>
          </mrow>
        </mtd>
      </mtr>
      <mtr>
        <mtd>
          <mrow>
            <mrow>
              <mfrac>
                <mi mathvariant="italic">dM</mi>
                <mi mathvariant="italic">dt</mi>
              </mfrac>
              <mo stretchy="false">=</mo>
              <mn>4</mn>
            </mrow>
            <mi mathvariant="normal">π</mi>
            <msup>
              <mi>r</mi>
              <mn>2</mn>
            </msup>
            <mi mathvariant="normal">ρ</mi>
            <mfrac>
              <mi mathvariant="italic">dr</mi>
              <mi mathvariant="italic">dt</mi>
            </mfrac>
          </mrow>
        </mtd>
      </mtr>
      <mtr>
        <mtd>
          <mrow>
            <mi mathvariant="italic">ostatecznie</mi>
            <mi mathvariant="italic">otrzymuję</mi>
            <mi mathvariant="normal">:</mi>
          </mrow>
        </mtd>
      </mtr>
      <mtr>
        <mtd>
          <mrow/>
        </mtd>
      </mtr>
      <mtr>
        <mtd>
          <mrow>
            <mn>12</mn>
            <mrow>
              <msup>
                <mrow>
                  <mo fence="true" stretchy="false">(</mo>
                  <mrow>
                    <mfrac>
                      <mi mathvariant="italic">dr</mi>
                      <mi mathvariant="italic">dt</mi>
                    </mfrac>
                  </mrow>
                  <mo fence="true" stretchy="false">)</mo>
                </mrow>
                <mn>2</mn>
              </msup>
              <mo stretchy="false">+</mo>
              <mn>4</mn>
            </mrow>
            <mrow>
              <mfrac>
                <mrow>
                  <msup>
                    <mi>d</mi>
                    <mn>2</mn>
                  </msup>
                  <mi>r</mi>
                </mrow>
                <msup>
                  <mi mathvariant="italic">dt</mi>
                  <mn>2</mn>
                </msup>
              </mfrac>
              <mo stretchy="false">=</mo>
              <mfrac>
                <mrow>
                  <mi mathvariant="normal">λ</mi>
                  <mi>r</mi>
                  <mi>g</mi>
                </mrow>
                <mi mathvariant="normal">ρ</mi>
              </mfrac>
            </mrow>
          </mrow>
        </mtd>
      </mtr>
      <mtr>
        <mtd>
          <mrow>
            <mrow>
              <mfrac>
                <mrow>
                  <msup>
                    <mi>d</mi>
                    <mn>2</mn>
                  </msup>
                  <mi>r</mi>
                </mrow>
                <msup>
                  <mi mathvariant="italic">dt</mi>
                  <mn>2</mn>
                </msup>
              </mfrac>
              <mo stretchy="false">=</mo>
              <mrow>
                <mfrac>
                  <mrow>
                    <mi mathvariant="normal">λ</mi>
                    <mi>r</mi>
                    <mi>g</mi>
                  </mrow>
                  <mrow>
                    <mn>4</mn>
                    <mi mathvariant="normal">ρ</mi>
                  </mrow>
                </mfrac>
                <mo stretchy="false">−</mo>
                <mn>3</mn>
              </mrow>
            </mrow>
            <msup>
              <mrow>
                <mo fence="true" stretchy="false">(</mo>
                <mrow>
                  <mfrac>
                    <mi mathvariant="italic">dr</mi>
                    <mi mathvariant="italic">dt</mi>
                  </mfrac>
                </mrow>
                <mo fence="true" stretchy="false">)</mo>
              </mrow>
              <mn>2</mn>
            </msup>
          </mrow>
        </mtd>
      </mtr>
      <mtr>
        <mtd>
          <mrow>
            <mi mathvariant="italic">Niestandardowe</mi>
            <mi mathvariant="italic">rozwiązanie</mi>
            <mi mathvariant="normal">:</mi>
          </mrow>
        </mtd>
      </mtr>
      <mtr>
        <mtd>
          <mrow>
            <mi>r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stretchy="false">∑</mo>
                <msub>
                  <mi>a</mi>
                  <mi>n</mi>
                </msub>
              </mrow>
            </mrow>
            <msup>
              <mi>t</mi>
              <mi>n</mi>
            </msup>
          </mrow>
        </mtd>
      </mtr>
      <mtr>
        <mtd>
          <mrow>
            <mover accent="true">
              <mi>r</mi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 mathvariant="normal">∞</mi>
                </munderover>
                <mi>n</mi>
              </mrow>
            </mrow>
            <msub>
              <mi>a</mi>
              <mi>n</mi>
            </msub>
            <msup>
              <mi>t</mi>
              <mrow>
                <mi>n</mi>
                <mo stretchy="false">−</mo>
                <mn>1</mn>
              </mrow>
            </msup>
          </mrow>
        </mtd>
      </mtr>
      <mtr>
        <mtd>
          <mrow>
            <mover accent="true">
              <mi>r</mi>
              <mo stretchy="false">¨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stretchy="false">∑</mo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i>n</mi>
            <msub>
              <mi>a</mi>
              <mi>n</mi>
            </msub>
            <msup>
              <mi>t</mi>
              <mrow>
                <mi>n</mi>
                <mo stretchy="false">−</mo>
                <mn>2</mn>
              </mrow>
            </msup>
          </mrow>
        </mtd>
      </mtr>
      <mtr>
        <mtd>
          <mrow/>
        </mtd>
      </mtr>
      <mtr>
        <mtd>
          <mrow>
            <mi mathvariant="italic">UDOWODNIĆ</mi>
            <mi mathvariant="normal">:</mi>
          </mrow>
        </mtd>
      </mtr>
      <mtr>
        <mtd>
          <mrow>
            <mrow>
              <mover accent="true">
                <mi>v</mi>
                <mo stretchy="false">˙</mo>
              </mover>
              <mo stretchy="false">∼</mo>
              <mover accent="true">
                <mi>r</mi>
                <mo stretchy="false">¨</mo>
              </mover>
            </mrow>
            <mo stretchy="false">→</mo>
            <mi mathvariant="italic">const</mi>
          </mrow>
        </mtd>
      </mtr>
    </mtable>
    <annotation encoding="StarMath 5.0">Kropla wody - Mechanika Mikroświata newline newline
Masa kropli: newline newline
M(t) = 4 over 3 %pi r ^ 3 %rho  newline

dM over dt = 4 %pi r ^ 2 %rho dr over dt newline

newline Pęd kropli: newline newline

p( t ) = M( t ) v( t ) newline
dp = p(t +dt) p(t) newline



p( t + dt ) = M( t + dt ) v( t + dt ) newline =
=( M(t) + dM over dt dt )( v(t) + dv over dt dt ) newline =
=M( t )v( t ) + dt( Dot M(t)v(t) + dot v(t)M(t)) + Dot M(t) Dot v(t)dt^2 newline newline
Zmiana pędu w czasie dp over dt: newline
p( t + dt ) - p( t ) = Dot M( t ) v( t ) + Dot v( t ) M( t ) + Dot M( t ) Dot v( t ) dt

newline newline Gdzie:

Dot M( t ) Dot v( t ) dt toward 0
newline
 
 dp over dt = Dot M( t ) v( t ) + Dot v ( t ) M( t ) newline newline
 
 Podsumowując: newline newline
 %lambda - gęstość chmury "kropli" newline 
 %rho - gęstość kropli newline
 M - masa kropli newline
 v - prędkość kropli newline
 
 %lambda, %rho, g = const newline newline
 Konsekwencja II zasady dynamiki: newline newline
 Dot M v + Dot v M = Mg newline
 Zmiana masy do zmiany prędkości: newline newline
 dM over dt = %pi r^2 %lambda v newline
 Zmiana masy do zmiany promienia: newline newline
 dM over dt = 4 %pi r^2 %rho dr over dt newline
 
 newline newline
 ROZWIĄZANIE newline
 Metoda numeryczna: newline
 dot vec Z = f( vec Z, t ) newline newline
 vec Z = stack{v(t) # r(t) # M(t)}  newline newline
 dot M = f_1( M, v, r, t )newline
 ... newline ... newline
Jeżeli granica dąży do 0, wtedy pochodną dot v można przyrównywać do zera newline
dot r będzie proporcjonalne doczasu newline newline

4 %pi r^2 %rho = %pi r^2 %lambda v -&gt; newline
v = 4 %rho over %lambda newline
dot v = 4 %rho over %lambda dot dot r newline
Podstawiam do równań: newline 
 Dot M v + Dot v M = Mg newline

 dM over dt = %pi r^2 %lambda v newline

 dM over dt = 4 %pi r^2 %rho dr over dt newline
ostatecznie otrzymuję: newline newline

12 ( dr over dt )^2 + 4 {d^2 r} over dt^2 = {%lambda r g} over %rho newline  

{d^2 r} over dt^2 = {%lambda r g} over {4 %rho} - 3 ( dr over dt )^2 newline


Niestandardowe rozwiązanie: newline





r( t ) = sum a_n t^n newline
dot r( t ) = sum from n=1 to infinity n a_n t^{n-1} newline
ddot  r(t) = sum (n-1)n a_n t^{ n-2 } newline newline
UDOWODNIĆ: newline  dot v sim ddot r -&gt; const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4:30:44.886985105</meta:creation-date>
    <dc:date>2018-06-01T16:29:00.420728229</dc:date>
    <meta:editing-duration>PT1H19M39S</meta:editing-duration>
    <meta:editing-cycles>14</meta:editing-cycles>
    <meta:generator>LibreOffice/5.1.6.2$Linux_X86_64 LibreOffice_project/10m0$Build-2</meta:generator>
  </office:meta>
</office:document-meta>
</file>